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3.106cm" fo:break-before="auto" style:use-optimal-row-height="true"/>
    </style:style>
    <style:style style:name="ro6" style:family="table-row">
      <style:table-row-properties style:row-height="1.579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4.791cm" fo:break-before="auto" style:use-optimal-row-height="true"/>
    </style:style>
    <style:style style:name="ro9" style:family="table-row">
      <style:table-row-properties style:row-height="1.316cm" fo:break-before="auto" style:use-optimal-row-height="true"/>
    </style:style>
    <style:style style:name="ro10" style:family="table-row">
      <style:table-row-properties style:row-height="4.001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2.342cm" fo:break-before="auto" style:use-optimal-row-height="true"/>
    </style:style>
    <style:style style:name="ro13" style:family="table-row">
      <style:table-row-properties style:row-height="2.427cm" fo:break-before="auto" style:use-optimal-row-height="true"/>
    </style:style>
    <style:style style:name="ro14" style:family="table-row">
      <style:table-row-properties style:row-height="1.344cm" fo:break-before="auto" style:use-optimal-row-height="true"/>
    </style:style>
    <style:style style:name="ro15" style:family="table-row">
      <style:table-row-properties style:row-height="1.988cm" fo:break-before="auto" style:use-optimal-row-height="true"/>
    </style:style>
    <style:style style:name="ro16" style:family="table-row">
      <style:table-row-properties style:row-height="4.006cm" fo:break-before="auto" style:use-optimal-row-height="true"/>
    </style:style>
    <style:style style:name="ro17" style:family="table-row">
      <style:table-row-properties style:row-height="1.637cm" fo:break-before="auto" style:use-optimal-row-height="true"/>
    </style:style>
    <style:style style:name="ro18" style:family="table-row">
      <style:table-row-properties style:row-height="3.217cm" fo:break-before="auto" style:use-optimal-row-height="true"/>
    </style:style>
    <style:style style:name="ro19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ext-properties fo:font-size="15pt" style:font-size-asian="15pt" style:font-size-complex="15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5T08:54:26.67">
            <text:p>1225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 미케만. (2) 고쳬까지 주었던 후 서 쪽으로. &lt;2&gt; `소 구획`의 한 구 획. 낙엽이 쌓여있는 곳. 크로가 나왔다. <text:s/>(3) 내가 공원에 도착한 때는 늦었다. 8시를 지났었덜까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iątek, dwudziesty czwart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od kilku dni, zacząłem dmuchać shakuhachi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6T08:22:10.83">
            <text:p>1226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정위치 옹벽에 도착한 때 미케만. (2) 계단 쪽으로 보면, 한 그림자. 크로가 온 데 이었다. (3) 옹벽에의 돌아가기. &lt;2&gt; 미케를 먼저 잡고. &lt;3&gt; 그러자, 이전에도 그렇지만, 크로는 내가 잡고 하려면, 도망쳐 버린다. 스스로 보도 쪽으로 나가서 옹벽에 올라온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sobota, dwudziesty piąt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Dźwięk `dai-kan`-u. Na dziurze trzecim i czwartym. &lt;2&gt; Mogłem robić długie dmuchanie. To jest pierwszym razem. /</text:p>
            <text:p>shaku : (1) ćwiczenie wydmuchania na każdym dziurze. (2) Swobodna gra. Nagrałem to na telefon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7T11:31:06.4">
            <text:p>1227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와 미케, 거의 동시에 나왔다. 평평자리 근처. (2) 돌아갈 때 다시, 크로는 스스로 돌아갔다. &lt;2&gt; 보도 쪽에서 옹벽 위로 올랐던 때, 먼저 울타리 속으로 들어갔다. &lt;3&gt; 잠시 후 돌출 뒤에서 나왔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niedziele, dwudziesty siódm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ćwiczenie `dai-kan`-u. (2) Wygląda, że warga górna też wpływa[influence na dźwięk. &lt;2&gt; szczególnie, jak dla `dai-kan`-u, gdy zaciągniesz[pull górną wargę ponad dziurze, `dai-kan` wychodzi łatwiej[easier, tzn., z mniejszym napięciem[tension mięśni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9T10:53:45.65">
            <text:p>1229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, 서 쪽의 `소 구획` 서. (2) 마사지 후. 전 회의 후 생각했던 것에 따라. &lt;2&gt; 크로를 먼저 잡고, 가슴에 안아, 옹벽으로 돌아갔다. &lt;3&gt; 내가 크로를 올렸던 동안, 미케는 내 발밑에서 멈춰있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1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wtorek, dwudziesty ósm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12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`dai-kan`. Zacząłem wydmuchania na dziurach drugim i piątym. &lt;2&gt; Jak dla dziury piątego, miałem kilka okazji wydmuchania. (2) Podczas wydmuchania, miałem na myśli to, że używam mniej siły mięśni do kształtwania ust i okoli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31T12:19:22.57">
            <text:p>1231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크로만. (1) 이미 먼저 계단 남 쪽의 한 나무 뿌리서. &lt;2&gt; 미케는 결국 오지 않았다. &lt;3&gt; 서 쪽으로 갔지만, 없어. (2) 크로는 고체 후, 다시 지상으로 내려왔다. 이 때의 돌아가기 때, 크로를 가슴에 올려, 잠시 그 자리서 서 있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czwartek, trzydziesiąt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prawie, ćwiczenie dla `kan`-u, swoiście, `kan`-u na dziurze szóstym i siódmym. (2) `dai-kan`. Na dziurach trzecim i czwarty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1T14:22:04.130001">
            <text:p>0101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내려오지 않았다. (2) 잠시 평평자리서 미케만과 `뒹굴`. (3) 그리고 미케를 잡고, 옹벽으로. &lt;2&gt; 일단 미케를 내려서, 옹벽 위에 있는 크로에게 먹이. &lt;3&gt; 그러자, 미케는 스스로 보도 쪽으로 가서 버렸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7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iątek, trzydziesiąty pierwszy grudnia. ostatni dzień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18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znowu, `dai-kan`. (2) Każdym razem, pewna różnica, która skłania mnie do podniesienia kij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2T11:22:16.71">
            <text:p>0102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 모두 서 쪽에서. (2) 마사지 도중서, 미케가 먼저 시작했는지, 뭔가 무서운 모습을 보였다. &lt;2&gt; 나에서 떠러졌다. &lt;3&gt; 그리고 크로는 운동장 <text:s/>구석, 계단 앞에 있는 나무 뿌리로 가서 발톱으로 뿌리를 긁기 시작한다. &lt;4&gt; 내가 가까오면, 달리기 시작해, 보도 쪽으로 도망쳐 버린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0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sobota, pierwszy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21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Prawie taki sam jak w poprzedniej sesji. (2) `dai-kan`. Kształtwanie kształt ust, których metoda, może być także, przez przejście z `o-tu` -u do `dai-kan`-u, zamiast z `kan`-u, metoda, z której do tej pory korzystałe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22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نص. نصوص. نصوص ياباني. / نصوص ياباني قديم.</text:p>
          </table:table-cell>
          <table:table-cell table:style-name="ce13" office:value-type="string" table:number-columns-spanned="2" table:number-rows-spanned="1">
            <text:p>nas^[text / nus^uws^[texts / * / nus^uws^ yaabaaniyu qadiym[old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23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أنا أقرا. قرأت النصوص ياباني قديم.</text:p>
          </table:table-cell>
          <table:table-cell table:style-name="ce13" office:value-type="string" table:number-columns-spanned="2" table:number-rows-spanned="1">
            <text:p>anaa uqra[read / qaraat[i-read / alnus^uws^[texts / yaabaaniy qadiym[old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3T11:29:47.730001">
            <text:p>0103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마사지 후 돌아가기. &lt;1&gt; 먼저 크로를 잡고 옹벽으로. &lt;2&gt; 크로를 올련 후 미케를 잡고 하려 시작한다. <text:s/>그 때, 하지만, 크로가 기침을 시작한다. (2) 그 때엔 크로를 그대로 두고, 미케를 잡고 옹벽으로 올렸다. (3) 그 후 크로의 모습을 보았다. &lt;1&gt; 기침은 다스리는 거의 진정하게 된 것 처럼 보인다. &lt;2&gt; 옹벽 위, 울타리 바로 앞에 가만히 하고있다. &lt;3&gt; 버려진다고 생각한 것인가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niedziele, drugi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2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`dai-kan` na trzecim dziurze. &lt;1&gt; Kształt ust. Wygląda, że kształt może być jak poniżej[following : &lt;1&gt; Podnosisz[raise dolną wargę. &lt;2&gt; Następnie, sam środek wargi dolnej, to wyginasz[bend ją, aby tworząc niszę[niche, obniżony[lowered kształt, jakby dolinę[valle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27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اواصل قراءة النصوص ياباني قديم.</text:p>
          </table:table-cell>
          <table:table-cell table:style-name="ce13" office:value-type="string" table:number-columns-spanned="2" table:number-rows-spanned="1">
            <text:p>awaas^il[i-keep / qiraa'ata[read / al-nus^uws^[texts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28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أنا أيضا أنسخ هذه النصوص.</text:p>
          </table:table-cell>
          <table:table-cell table:style-name="ce13" office:value-type="string" table:number-columns-spanned="2" table:number-rows-spanned="1">
            <text:p>* / ayd^aa[<text:a xlink:href="mailto:takz@e">takz@e</text:a> / anisxu[kopiuje_ / hadzihi[these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9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магнети'т[자철석 успокаивает[진정시킵니다 нервы[신경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0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要是变量 y 是 x 的函数，而且，y 的导数, y`, 可能用 x 的表示式被表现的话，就是说，&lt;a&gt; y = y(x), y` = f(x). （2）那就，∫y` = ∫ f(x)， 就是说，y` 的积分与 f(x) 的积分也是相同的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4T12:50:08.49">
            <text:p>0104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계단 아래 옹벽서. &lt;1&gt; 체육관 울타리에서 나왔다. &lt;2&gt; 하지만, 나온 때엔 이미 미케가 거의 계단 남 쪽 나무 뿌리까지 오고 있었다. (2) 마사지 때 크로가 미케에게 돌진하고 잡고 하려고 한다. 공격하고 있다. &lt;2&gt; 나는 그래서 크로의 뒷다리를 가볍게 두드린다. &lt;3&gt; 크로는 나에서 떠러, 결국 옹벽으로 돌아가고 시작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2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oniedziałek, trzeci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33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`dai-kan` na trzecim dziurze. &lt;2&gt; ja napisałem w ostatnim pamiętniku, kształt ust, to jak dolina. (2) Prawdopodobnie, pamięć mięśniowa nie jest jeszcze wystarczająco rozróżniona dla tej konkretnej dziur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5T09:21:11.52">
            <text:p>0105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스스로 옹벽으로 돌아가기. (2) 미케는 옹벽 앞까지 스스로 가서, 앞에서 멈춰, 나를 보면서 서 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wtorek, czwarty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3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Dai-kan na dziurach trzecim i czwartym. (2) Jak dla dziury trzeciej, dźwięk (dai-kan) wychodzi łatwyszej niż w poprzedniej sesji. &lt;2&gt; Mniejsze napięcie w mięśniu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37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اواصل قراءة النصوص ياباني قديم.</text:p>
          </table:table-cell>
          <table:table-cell table:style-name="ce13" office:value-type="string" table:number-columns-spanned="2" table:number-rows-spanned="1">
            <text:p>awaas^il[continue / qiraa'ata[czytac`.pl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38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خط. / أنا أرسم خطا.</text:p>
          </table:table-cell>
          <table:table-cell table:style-name="ce13" office:value-type="string" table:number-columns-spanned="2" table:number-rows-spanned="1">
            <text:p>xaton[linia.pl / anaa / arsumu[draw / xata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39]+1" office:value-type="float" office:value="6">
            <text:p>6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11" office:value-type="string">
            <text:p>على طول هذا الخط، أنا أنسخ هذا النصوص.</text:p>
          </table:table-cell>
          <table:table-cell table:style-name="ce13" office:value-type="string" table:number-columns-spanned="2" table:number-rows-spanned="1">
            <text:p>AAlaa t^uwl-i[along / hadz-i[this / al-xat^-i[line / * / anisxu[copy / * 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40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когда я сплю[sleep, может быть, дыхание[breath становится[staje-sie_ недостаточным[insufficient, из-за напряжения[napie_cie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1]+1" office:value-type="float" office:value="8">
            <text:p>8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假设有一个矩阵。尺寸是 2x2。（2）这矩阵的特征矢量，暂时称之为 u1,u2。（3）关于特征值，让我们称之为 λ1,λ2。（4）如果 λ1 和 λ2 互相不一样的场合，那就，u1 和 u2，互相正交[ortogonalna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6T12:06:15.49">
            <text:p>0106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계단 아래에서 체육관 울타리로. (2) 돌아가기. &lt;1&gt; 크로를 먼저 잡고 옹벽 위로. &lt;2&gt; 미케는 나를 가다리지 않고 보도 쪽으로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43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środa, piąty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44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ćwiczenie wydmuchania. `kan` na dziurach od piątej do siódmej. (2) Gra melodji. &lt;1&gt; Melodia z cztery lub pięć nut. &lt;2&gt; Każda nuta o długości ćwierćnuty lub półnuty. / shaku : (1) ćwiczenie wydmuchania. (2) dźwięki shaku-u, te brzmią takie ciepło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45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حاليا، قرأت النصوص، التي تتحدث عن التبغ.</text:p>
          </table:table-cell>
          <table:table-cell table:style-name="ce13" office:value-type="string" table:number-columns-spanned="2" table:number-rows-spanned="1">
            <text:p>h^aaliya[obecnie / qaraatu[czytac` / al-nus^uws^ / al-lati[kto`ra / tatah^adathu[mo`wia_ / AAn[o / al-tabaG-i[tobacco.e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8T14:31:17.71">
            <text:p>0108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미케만. (1) 서 쪽으로 가면, 울타리 안 쪽에서 고양이의 목소리. (2) 이어, 미케가 나왔다. (3) 나는 공원으로. (4) 크로는 오지 않았다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47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iątek, siódmy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48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czas rozpoczęcia, to był około dziesięć minut do siódmej. (2) ćwiczenie wydmuchania kilku dźwięków w każdej oktaw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9T08:15:42.98">
            <text:p>0109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지상. 계단 남 쪽에서 두 개 째 나무 뿌리서. &lt;2&gt; 미케는 내가 계단을 지나진 무렵 이미 평평자리까지. (2) 돌아가기. 크로는 스스로. &lt;2&gt; 미케는 스스로 옹벽 앞 까지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50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sobota, ósmy stycznia. / pogoda, to słoneczna, było chmur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51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kompozycja, używając dźwięków `kan` i `dai-kan`-u. (2) Zaczyłem wydmuchać `dai-kan` na drugim dziurze. / shaku : (1) Wolna gra. &lt;2&gt; smutno brzmiąca melod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52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اواصل قراءة النصوص ياباني قديم.</text:p>
          </table:table-cell>
          <table:table-cell table:style-name="ce13" office:value-type="string" table:number-columns-spanned="2" table:number-rows-spanned="1">
            <text:p>awaas^il[continue / qiraa'ata[czytac`.pl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53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تاجر الجملة للتبغ.</text:p>
          </table:table-cell>
          <table:table-cell table:style-name="ce13" office:value-type="string" table:number-columns-spanned="2" table:number-rows-spanned="1">
            <text:p>tadhiyr[merchant / al-dhumula[wholesale / lil-tabgh-i[for-tobacco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54]+1" office:value-type="float" office:value="6">
            <text:p>6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11" office:value-type="string">
            <text:p>الإخطارات من المكتب إلى التاجر الجملة.</text:p>
          </table:table-cell>
          <table:table-cell table:style-name="ce13" office:value-type="string" table:number-columns-spanned="2" table:number-rows-spanned="1">
            <text:p>al-ixtaaraat[notifications / al-maktab-i[office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55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пре'жде[zanim~1 чем лечь[lie-down.en на футон, я масси'рую свое'&lt;jo&gt; те'ло. / таким[w-ten-sposo`b~1 о'бразом, я пытаюсь[pro`buje_ успоко'ить[jin-jeong-sikil нерв&lt;f&gt;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/>
          <table:table-cell table:style-name="ce2" table:formula="of:=[.B56]+1" office:value-type="float" office:value="8">
            <text:p>8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 定理：狄[di2拉克符号。用两个向量做出一个向量内积。对各个向量，从前面，加上一个。加上一个矩阵[ju3zhen4。我们则获得，&lt;H*x-&gt;|H*y-&gt;&gt;. （2）然后，另一方面，做出同样的内积，且这次，使用矩阵 H 的埃尔米特伴随[ban4sui2 H^(*)，则 &lt;H^(*)*x-&gt;|H^(*)*y-&gt;&gt; （3）这时候，定理说，上述的两个内积，他们互相同一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10T08:40:24.97">
            <text:p>0110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서 쪽서. (2) 공원으로 온 때 크로는 지상에는 내리려고 하지 않다. (3) 난느 그대로 이어 먹이를 주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58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niedziele, dziewiąty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59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Kompozycja. (2) Ćwiczenie : ruch wysokości notatki, płynnie w górę i w dół. / shaku : (1) Wolna gra. Używając tylko kilku notatek, powtórzenie tej samej frazy. &lt;2&gt; Jak melodia w muzyce <text:s/>jazzowej. &lt;3&gt; Przyjemne doświadczen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60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اواصل قراءة النصوص ياباني قديم.</text:p>
          </table:table-cell>
          <table:table-cell table:style-name="ce13" office:value-type="string" table:number-columns-spanned="2" table:number-rows-spanned="1">
            <text:p>qiraa'a[czytac`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61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وثيقة حول تجارة التبغ.</text:p>
          </table:table-cell>
          <table:table-cell table:style-name="ce13" office:value-type="string" table:number-columns-spanned="2" table:number-rows-spanned="1">
            <text:p>wathiyqa[dokument / h^aula[o / tidhaara-ti[handly / al-tabG-i[tyton`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2" table:formula="of:=[.B62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когда я тренирую[c`wicze_ мышцы[mie_s`nie, мое'&lt;jo&gt; те'ло чу'вствует[czuje-sie_ се'бя[herself хорошо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2" table:formula="of:=[.B63]+1" office:value-type="float" office:value="7">
            <text:p>7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0" office:value-type="string" table:number-columns-spanned="3" table:number-rows-spanned="1">
            <text:p>я ду'маю[mys`le_, что это свя'зано[ma-zwia_zek с пото'ком[przepl`ywem лимфы[limf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2" table:formula="of:=[.B64]+1" office:value-type="float" office:value="8">
            <text:p>8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定理：假设 λ 是纯虚数。那么，λ^(*) = -λ. （2）就是说， λ 的共轭[e4复数，它同于 λ 的符号反转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2" table:formula="of:=[.B65]+1" office:value-type="float" office:value="9">
            <text:p>9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数学。（1）定理：某个矩阵 H 的特征向量 |x-&gt;&gt;。（2）如果 H 是个正规矩阵的话，那就，这 |x-&gt;&gt; 也是 H 的埃尔米特伴随 H^(*) 的那个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number-columns-repeated="2" office:value-type="string">
            <text:p>*</text:p>
          </table:table-cell>
          <table:table-cell table:style-name="ce7" table:formula="of:=NOW()" office:value-type="date" office:date-value="2022-01-10T09:29:20.33">
            <text:p>0110 <text:s/>929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2-01-10T09:29:20.33">
            <text:p>0110 <text:s/>929</text:p>
          </table:table-cell>
          <table:table-cell table:style-name="ce7" table:formula="of:=NOW()" office:value-type="date" office:date-value="2022-01-10T09:29:21.99">
            <text:p>0110 <text:s/>929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2-01-10T09:29:21.99">
            <text:p>0110 <text:s/>929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9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0">2022/01/10</text:date>, <text:time>09:29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1-10T09:29:21.66</dc:date>
    <dc:creator>iwabuchi ken</dc:creator>
    <meta:editing-duration>P11DT2H6M3S</meta:editing-duration>
    <meta:editing-cycles>1609</meta:editing-cycles>
    <meta:generator>OpenOffice/4.1.3$Win32 OpenOffice.org_project/413m1$Build-9783</meta:generator>
    <meta:document-statistic meta:table-count="1" meta:cell-count="344" meta:object-count="0"/>
  </office:meta>
</office:document-meta>
</file>